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ConfigAnnotationProcessor.FacesConfig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esConfigAnnotationProcessor.proce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